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Helvetica for Target" svg:font-family="'Helvetica for Targe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paragraph-properties fo:margin-left="0.3937in" fo:margin-right="0in" fo:margin-top="0.1043in" fo:margin-bottom="0.1043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normal" loext:padding="0in" loext:border="none"/>
    </style:style>
    <style:style style:name="P2" style:family="paragraph" style:parent-style-name="List_20_Contents">
      <style:paragraph-properties fo:margin-left="0in" fo:margin-right="0in" fo:margin-top="0.1043in" fo:margin-bottom="0.1043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normal" loext:padding="0in" loext:border="none"/>
    </style:style>
    <style:style style:name="P3" style:family="paragraph" style:parent-style-name="List_20_Contents" style:list-style-name="L5">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normal" loext:padding="0in" loext:border="none"/>
    </style:style>
    <style:style style:name="P4" style:family="paragraph" style:parent-style-name="List_20_Contents">
      <style:paragraph-properties fo:margin-left="0.3937in" fo:margin-right="0in" fo:margin-top="0.1043in" fo:margin-bottom="0.1043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bold" loext:padding="0in" loext:border="none"/>
    </style:style>
    <style:style style:name="P5" style:family="paragraph" style:parent-style-name="List_20_Contents" style:list-style-name="L1">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style:text-underline-style="solid" style:text-underline-width="auto" style:text-underline-color="font-color" fo:font-weight="bold" loext:padding="0in" loext:border="none"/>
    </style:style>
    <style:style style:name="P6" style:family="paragraph" style:parent-style-name="List_20_Contents" style:list-style-name="L2">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style:text-underline-style="solid" style:text-underline-width="auto" style:text-underline-color="font-color" fo:font-weight="bold" loext:padding="0in" loext:border="none"/>
    </style:style>
    <style:style style:name="P7" style:family="paragraph" style:parent-style-name="List_20_Contents" style:list-style-name="L3">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style:text-underline-style="solid" style:text-underline-width="auto" style:text-underline-color="font-color" fo:font-weight="bold" loext:padding="0in" loext:border="none"/>
    </style:style>
    <style:style style:name="P8" style:family="paragraph" style:parent-style-name="List_20_Contents" style:list-style-name="L6">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style:text-underline-style="solid" style:text-underline-width="auto" style:text-underline-color="font-color" fo:font-weight="bold" loext:padding="0in" loext:border="none"/>
    </style:style>
    <style:style style:name="P9" style:family="paragraph" style:parent-style-name="List_20_Contents">
      <style:paragraph-properties fo:margin-left="0.3937in" fo:margin-right="0in" fo:margin-top="0.1043in" fo:margin-bottom="0.1043in" style:contextual-spacing="false" fo:text-indent="0in" style:auto-text-indent="false" fo:padding="0in" fo:border="none"/>
      <style:text-properties fo:font-size="10.5pt" loext:padding="0in" loext:border="none"/>
    </style:style>
    <style:style style:name="P10" style:family="paragraph" style:parent-style-name="List_20_Contents">
      <style:paragraph-properties fo:margin-left="0.3937in" fo:margin-right="0in" fo:margin-top="0.1043in" fo:margin-bottom="0.1043in" style:contextual-spacing="false" fo:orphans="2" fo:widows="2" fo:text-indent="0in" style:auto-text-indent="false" fo:padding="0in" fo:border="none"/>
    </style:style>
    <style:style style:name="P11" style:family="paragraph" style:parent-style-name="List_20_Contents" style:list-style-name="L7">
      <style:paragraph-properties fo:margin-left="0.3937in" fo:margin-right="0in" fo:margin-top="0.0417in" fo:margin-bottom="0in" style:contextual-spacing="false" fo:orphans="2" fo:widows="2" fo:text-indent="0in" style:auto-text-indent="false" fo:padding="0in" fo:border="none"/>
    </style:style>
    <style:style style:name="P12" style:family="paragraph" style:parent-style-name="List_20_Contents" style:list-style-name="L4">
      <style:paragraph-properties fo:margin-left="0in" fo:margin-right="0in" fo:margin-top="0in" fo:margin-bottom="0in" style:contextual-spacing="false" fo:orphans="2" fo:widows="2" fo:text-indent="0in" style:auto-text-indent="false" fo:padding="0in" fo:border="none"/>
      <style:text-properties officeooo:rsid="000d2545" officeooo:paragraph-rsid="000d2545"/>
    </style:style>
    <style:style style:name="P13" style:family="paragraph" style:parent-style-name="List_20_Contents">
      <style:paragraph-properties fo:margin-left="0.3937in" fo:margin-right="0in" fo:margin-top="0.1043in" fo:margin-bottom="0.1043in" style:contextual-spacing="false" fo:text-indent="0in" style:auto-text-indent="false" fo:padding="0in" fo:border="none"/>
      <style:text-properties officeooo:paragraph-rsid="000d2545"/>
    </style:style>
    <style:style style:name="P14"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bold"/>
    </style:style>
    <style:style style:name="P15" style:family="paragraph" style:parent-style-name="List_20_Heading">
      <style:paragraph-properties fo:margin-left="0in" fo:margin-right="0in" fo:margin-top="0.1043in" fo:margin-bottom="0.1043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bold" style:font-weight-asian="bold" style:font-weight-complex="bold" loext:padding="0in" loext:border="none"/>
    </style:style>
    <style:style style:name="P16" style:family="paragraph" style:parent-style-name="List_20_Heading">
      <style:paragraph-properties fo:margin-left="0.3937in" fo:margin-right="0in" fo:margin-top="0.1043in" fo:margin-bottom="0.1043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bold" loext:padding="0in" loext:border="none"/>
    </style:style>
    <style:style style:name="P17" style:family="paragraph" style:parent-style-name="List_20_Heading" style:list-style-name="L4">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Helvetica for Target" fo:font-size="10.5pt" fo:letter-spacing="normal" fo:font-style="normal" fo:font-weight="normal"/>
    </style:style>
    <style:style style:name="P18" style:family="paragraph" style:parent-style-name="List_20_Heading">
      <style:paragraph-properties fo:margin-left="0in" fo:margin-right="0in" fo:margin-top="0in" fo:margin-bottom="0in" style:contextual-spacing="false" fo:text-indent="0in" style:auto-text-indent="false" fo:padding="0in" fo:border="none"/>
      <style:text-properties fo:font-size="10.5pt" fo:font-weight="bold"/>
    </style:style>
    <style:style style:name="P19" style:family="paragraph" style:parent-style-name="Text_20_body">
      <style:paragraph-properties fo:margin-left="0in" fo:margin-right="0in" fo:margin-top="0.1043in" fo:margin-bottom="0.1043in" style:contextual-spacing="false" fo:text-indent="0in" style:auto-text-indent="false" fo:padding="0in" fo:border="none"/>
      <style:text-properties loext:padding="0in" loext:border="none"/>
    </style:style>
    <style:style style:name="T1" style:family="text">
      <style:text-properties fo:font-size="10.5pt" style:text-underline-style="solid" style:text-underline-width="auto" style:text-underline-color="font-color" loext:padding="0in" loext:border="none"/>
    </style:style>
    <style:style style:name="T2" style:family="text">
      <style:text-properties fo:font-size="10.5pt" style:text-underline-style="solid" style:text-underline-width="auto" style:text-underline-color="font-color" officeooo:rsid="000d2545" loext:padding="0in" loext:border="none"/>
    </style:style>
    <style:style style:name="T3" style:family="text">
      <style:text-properties fo:font-size="10.5pt" loext:padding="0in" loext:border="none"/>
    </style:style>
    <style:style style:name="T4" style:family="text">
      <style:text-properties fo:font-size="10.5pt" officeooo:rsid="000d2545" loext:padding="0in" loext:border="none"/>
    </style:style>
    <style:style style:name="T5" style:family="text">
      <style:text-properties loext:padding="0in" loext:border="none"/>
    </style:style>
    <style:style style:name="T6" style:family="text">
      <style:text-properties fo:font-variant="normal" fo:text-transform="none" fo:color="#333333" loext:opacity="100%" style:font-name="Helvetica for Target" fo:font-size="10.5pt" fo:letter-spacing="normal" fo:font-style="normal" fo:font-weight="normal" loext:padding="0in" loext:border="none"/>
    </style:style>
    <style:style style:name="T7" style:family="text">
      <style:text-properties fo:font-variant="normal" fo:text-transform="none" fo:color="#333333" loext:opacity="100%" style:font-name="Helvetica for Target" fo:font-size="10.5pt" fo:letter-spacing="normal" fo:font-style="normal" style:text-underline-style="solid" style:text-underline-width="auto" style:text-underline-color="font-color" fo:font-weight="normal" loext:padding="0in" loext:border="none"/>
    </style:style>
    <style:style style:name="T8" style:family="text">
      <style:text-properties fo:font-variant="normal" fo:text-transform="none" fo:color="#202124" loext:opacity="100%" fo:font-size="10.5pt" fo:letter-spacing="normal" loext:padding="0in" loext:border="none"/>
    </style:style>
    <style:style style:name="T9" style:family="text">
      <style:text-properties fo:font-variant="normal" fo:text-transform="none" fo:color="#202124" loext:opacity="100%" style:font-name="Google Sans" fo:font-size="10.5pt" fo:letter-spacing="normal" fo:font-style="normal" fo:font-weight="bold"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troduction</text:p>
      <text:p text:style-name="P1">BY ACCESSING OR OTHERWISE USING THE SITE YOU AGREE TO THESE TERMS &amp; CONDITIONS. Any person or entity who interacts with the Site through the use of crawlers, robots, browsers, data mining or extraction tools, or other functionality, whether such functionality is installed or placed by such person or entity or a third party, is considered to be using the Site. If at any time you do not accept all of these Terms &amp; Conditions, you must immediately stop using the Site. Certain areas within the Site may be governed by additional terms and policies ("Additional Terms"). By using those areas of the Site, you agree to the Additional Terms. The Additional Terms are incorporated into these Terms &amp; Conditions, and any reference to these Terms &amp; Conditions includes the Additional Terms.</text:p>
      <text:p text:style-name="P14"><text:bookmark text:name="content"/>Content</text:p>
      <text:p text:style-name="P1">All content included on the Site such as text, graphics, logos, images, audio clips, video, data, music, software, application updates, and other material (collectively "Content") is owned or licensed property of Royal Gemstone Design LLC (USA Closeout Group) or its suppliers or licensors, including Royal Gemstone Design LLC (USA Closeout Group) Plus Partners (as defined herein), and is protected by copyright, trademark, patent or other proprietary rights. The collection, arrangement and assembly of all Content on the Site is the exclusive property of Royal Gemstone Design LLC (USA Closeout Group) Brands, Inc. and protected by U.S. and international copyright laws. Royal Gemstone Design LLC (USA Closeout Group) and its suppliers and licensors, including Royal Gemstone Design LLC (USA Closeout Group) Plus Partners, expressly reserve all intellectual property rights in all Content.</text:p>
      <text:p text:style-name="P1"/>
      <text:p text:style-name="P15">User Transactions</text:p>
      <text:p text:style-name="P19">If you wish to purchase any product or service made available through the Site including items sold by Royal Gemstone Design LLC (USA Closeout Group) and items sold, you may be asked to supply certain information relevant to your Transaction including, without limitation, information about your method of payment (such as your payment card number and expiration date), your billing address, and your shipping information. YOU REPRESENT AND WARRANT THAT YOU HAVE THE LEGAL RIGHT TO USE ANY PAYMENT CARD(S) OR OTHER PAYMENT METHOD(S) UTILIZED IN CONNECTION WITH ANY TRANSACTION. By submitting such information, you grant to Royal Gemstone Design LLC (USA Closeout Group) the right to provide such information to third parties for purposes of facilitating the completion of Transactions initiated by you or on your behalf. Verification of information may be required prior to the acknowledgment or completion of any Transaction.</text:p>
      <text:p text:style-name="P2"/>
      <text:p text:style-name="P14">Limitations on Quantity</text:p>
      <text:p text:style-name="P1">Royal Gemstone Design LLC (USA Closeout Group) does not offer additional discounts on large orders of a single item or on large orders of many individual items. In addition, we reserve the right to limit quantities on orders placed by the same account, on orders placed by the same method of payment, and on orders that use the same billing or shipping address. We will notify you if such limits are applied. Royal Gemstone Design LLC (USA Closeout Group) reserves the right to prohibit purchases of any merchandise to <text:soft-page-break/>resellers. Resellers are defined as a company or an individual that purchases goods with the intention of selling them rather than using them.</text:p>
      <text:p text:style-name="P14"><text:bookmark text:name="colors"/>Colors</text:p>
      <text:p text:style-name="P1">Royal Gemstone Design LLC (USA Closeout Group) strives to display as accurately as possible the colors of the products shown on the Site; however, Royal Gemstone Design LLC (USA Closeout Group) cannot and does not guarantee that your monitor’s display of any color will be accurate.</text:p>
      <text:p text:style-name="P1"/>
      <text:p text:style-name="P14"><text:bookmark text:name="availabilityerrorsinaccuracies"/>Availability, Errors &amp; Inaccuracies</text:p>
      <text:p text:style-name="P1">If an item is out of stock, Royal Gemstone Design LLC (USA Closeout Group) or a Royal Gemstone Design LLC (USA Closeout Group), may, in its sole discretion and at no extra cost to you, substitute another item for the out-of-stock item if Royal Gemstone Design LLC (USA Closeout Group), in its sole discretion, determines that the identical brand and product is available in a form that is of equal or greater value, for example, larger quantity, packaged with a trial sample, or with updated product packaging.</text:p>
      <text:p text:style-name="P1">Royal Gemstone Design LLC (USA Closeout Group)’s acknowledgement of an order means that your order request has been received; it does not mean that your order has been accepted or shipped or that the price or availability of an item has been confirmed. Royal Gemstone Design LLC (USA Closeout Group) makes a conscientious effort to describe and display its products and services accurately on the Site. Despite these efforts, a small number of items on the Site may be mispriced, described inaccurately or unavailable, and we may experience delays in updating information on the Site and in our advertising on other sites. As a result, we cannot and do not guarantee the accuracy or completeness of any information, including prices, product images, specifications, availability and services, including for items sold by Royal Gemstone Design LLC (USA Closeout Group) Plus Partners. Royal Gemstone Design LLC (USA Closeout Group), or Royal Gemstone Design LLC (USA Closeout Group) Plus Partners, reserve the right to change or update information and to correct errors, inaccuracies or omissions at any time without prior notice. We apologize for any inconvenience. If we determine that there were inaccuracies in our product information, we will cancel your order and notify you of such cancellation via email. Royal Gemstone Design LLC (USA Closeout Group) Plus Partners may have different shipping procedures and processes in place for item availability and price adjustments.</text:p>
      <text:p text:style-name="P16">Disclaimers of Warranties</text:p>
      <text:p text:style-name="P9">Royal Gemstone Design LLC (USA Closeout Group) cannot and does not represent or warrant that the Site or its server will be error-free, uninterrupted, free from unauthorized access (including third-party hackers or denial of service attacks), or otherwise meet your requirements.</text:p>
      <text:p text:style-name="P9">THE SITE AND ALL INFORMATION, CONTENT, MATERIALS , PRODUCTS, SERVICES, AND USER CONTENT INCLUDED ON OR OTHERWISE MADE AVAILABLE TO YOU THROUGH THE SITE (COLLECTIVELY, THE "SITE CONTENTS") ARE PROVIDED BY Royal Gemstone Design LLC (USA Closeout Group) ON AN "AS IS," "AS AVAILABLE" BASIS, WITHOUT REPRESENTATIONS OR WARRANTIES OF ANY KIND. Royal Gemstone Design LLC (USA Closeout Group) MAKES NO REPRESENTATIONS OR WARRANTIES OF ANY KIND, EXPRESS OR IMPLIED, AS TO THE OPERATION OF THE SITE, THE ACCURACY OR COMPLETENESS OF THE SITE CONTENTS, OR THAT EMAILS SENT FROM Royal Gemstone Design LLC (USA Closeout Group) ARE FREE OF MALWARE OR OTHER HARMFUL COMPONENTS. YOU EXPRESSLY AGREE THAT YOUR USE OF <text:soft-page-break/>THE SITE IS AT YOUR SOLE RISK. TO THE FULL EXTENT PERMITTED BY LAW, Royal Gemstone Design LLC (USA Closeout Group) DISCLAIMS ANY AND ALL REPRESENTATIONS AND WARRANTIES WITH RESPECT TO THE SITE AND THE SITE CONTENTS, WHETHER EXPRESS OR IMPLIED, INCLUDING, WITHOUT LIMITATION, WARRANTIES OF TITLE, MERCHANTABILITY, AND FITNESS FOR A PARTICULAR PURPOSE OR USE.</text:p>
      <text:p text:style-name="P9">CERTAIN PROVIDERS OF PRODUCTS MAY SEPARATELY PROVIDE LIMITED REPRESENTATIONS AND/OR WARRANTIES REGARDING THEIR PRODUCTS. THIS DISCLAIMER DOES NOT APPLY TO SUCH PRODUCT WARRANTIES.</text:p>
      <text:p text:style-name="P9">Royal Gemstone Design LLC (USA Closeout Group) DOES NOT REPRESENT OR WARRANT THAT THE NUTRITION, INGREDIENT, ALLERGEN, AND OTHER PRODUCT INFORMATION ON OUR SITE IS ACCURATE OR COMPLETE SINCE THIS INFORMATION IS PROVIDED BY THE PRODUCT MANUFACTURERS OR SUPPLIERS AND ON OCCASION MANUFACTURERS MAY MODIFY THEIR PRODUCTS AND UPDATE THEIR LABELS. WE RECOMMEND THAT YOU DO NOT RELY SOLELY ON THE INFORMATION PRESENTED ON OUR SITE AND THAT YOU CONSULT THE PRODUCT’S LABEL OR CONTACT THE MANUFACTURER DIRECTLY IF YOU HAVE A SPECIFIC DIETARY CONCERN OR QUESTION ABOUT A PRODUCT.</text:p>
      <text:p text:style-name="P9">On the Site, we may display names, marks, products, advertisements, or services of third parties, pop-up texts, or links to third-party sites. If you decide to link to any such third-party sites, you do so entirely at your own risk.</text:p>
      <text:p text:style-name="P18"><text:bookmark text:name="jurisdictionalissues"/>Jurisdictional Issues</text:p>
      <text:p text:style-name="P9">The Site is controlled and operated by Royal Gemstone Design LLC (USA Closeout Group) from the United States, and is not intended to subject Royal Gemstone Design LLC (USA Closeout Group) to the laws or jurisdiction of any state, country or territory other than that of the United States. Royal Gemstone Design LLC (USA Closeout Group) does not represent or warrant that the Site or any part thereof is appropriate or available for use in any particular jurisdiction other than the United States. In choosing to access the Site, you do so on your own initiative and at your own risk, and you are responsible for complying with all local laws, rules and regulations. We may limit the Site’s availability, in whole or in part, to any person, geographic area or jurisdiction we choose, at any time and in our sole discretion.</text:p>
      <text:p text:style-name="P18"><text:bookmark text:name="liability"/>Limitation of Liability</text:p>
      <text:p text:style-name="P9">UNDER NO CIRCUMSTANCES SHALL Royal Gemstone Design LLC (USA Closeout Group) OR ITS EMPLOYEES, DIRECTORS, OFFICERS OR AGENTS BE LIABLE FOR ANY DIRECT OR INDIRECT LOSSES OR DAMAGES ARISING OUT OF OR IN CONNECTION WITH YOUR USE OF OR INABILITY TO USE THE SITE. THIS IS A COMPREHENSIVE LIMITATION OF LIABILITY THAT APPLIES TO ALL LOSSES AND DAMAGES OF ANY KIND (WHETHER GENERAL, SPECIAL, CONSEQUENTIAL, INCIDENTAL, EXEMPLARY OR OTHERWISE, INCLUDING, WITHOUT LIMITATION, LOSS OF DATA, INCOME OR PROFITS), WHETHER IN CONTRACT OR TORT, EVEN IF Royal Gemstone Design LLC (USA Closeout Group) HAS BEEN ADVISED OF OR SHOULD HAVE KNOWN OF THE POSSIBILITY OF SUCH DAMAGES. IF YOU ARE DISSATISFIED WITH THE SITE, ANY CONTENT ON THE SITE, OR THESE TERMS &amp; CONDITIONS, YOUR SOLE AND EXCLUSIVE REMEDY IS TO DISCONTINUE USING THE SITE. YOU ACKNOWLEDGE, BY YOUR USE OF THE SITE, THAT YOUR USE OF THE SITE IS AT YOUR SOLE RISK. APPLICABLE LAW MAY NOT ALLOW THE LIMITATION OF LIABILITY SET FORTH ABOVE, SO THIS LIMITATION OF LIABILITY MAY NOT APPLY TO YOU, AND YOU MAY HAVE RIGHTS ADDITIONAL TO THOSE CONTAINED HEREIN. THE FOREGOING PARAGRAPH SHALL NOT APPLY TO RESIDENTS OF NEW JERSEY. WITH RESPECT TO RESIDENTS OF NEW JERSEY, Royal Gemstone Design LLC (USA Closeout Group) OR ITS EMPLOYEES, DIRECTORS, OFFICERS OR AGENTS SHALL NOT BE LIABLE FOR ANY LOSSES OR DAMAGES ARISING OUT OF OR IN CONNECTION WITH YOUR USE OF OR INABILITY TO USE THE SITE, OR ANY MATERIALS THEREIN UNLESS SUCH DAMAGES OR INJURIES ARE THE RESULT OF Royal <text:soft-page-break/>Gemstone Design LLC (USA Closeout Group)’S NEGLIGENT, FRAUDULENT OR RECKLESS ACTS OR INTENTIONAL MISCONDUCT.</text:p>
      <text:p text:style-name="P9">EACH PROVISION OF THESE TERMS &amp; CONDITIONS THAT PROVIDES FOR A LIMITATION OF LIABILITY, DISCLAIMER OF WARRANTIES, OR EXCLUSION OF DAMAGES IS TO ALLOCATE THE RISKS UNDER THE AGREEMENT BETWEEN YOU AND Royal Gemstone Design LLC (USA Closeout Group). THIS ALLOCATION IS AN ESSENTIAL ELEMENT OF THE BASIS OF THE BARGAIN BETWEEN YOU AND Royal Gemstone Design LLC (USA Closeout Group). THE LIMITATIONS IN THIS SECTION WILL APPLY EVEN IF ANY LIMITED REMEDY FAILS OF ITS ESSENTIAL PURPOSE(S).</text:p>
      <text:p text:style-name="P18"><text:bookmark text:name="indemnification"/>Indemnification &amp; Defense</text:p>
      <text:p text:style-name="P9">As a condition of the use of the Site, you agree to defend, indemnify and hold harmless Royal Gemstone Design LLC (USA Closeout Group) and its respective employees, directors, officers, agents, vendors and suppliers from and against any liabilities, losses, investigations, inquiries, claims, suits, damages, costs and expenses (including, without limitation, reasonable attorneys’ fees and expenses) (each, a "Claim") arising out of or otherwise relating to Claims alleging facts that if true would constitute a breach by you of these Terms &amp; Conditions, or any User Content submitted by you.</text:p>
      <text:p text:style-name="P18"><text:bookmark text:name="electroniccommunications"/>Notices &amp; Electronic Communications</text:p>
      <text:p text:style-name="P9">Except as explicitly stated otherwise, any notices you send to Royal Gemstone Design LLC (USA Closeout Group) shall be <text:s/>. In the case of notices Royal Gemstone Design LLC (USA Closeout Group) sends to you, you consent to receive notices and other communications by Royal Gemstone Design LLC (USA Closeout Group) posting notices on the Site, sending you an email at the email address listed in your profile in your account, or mailing a notice to you at your billing address listed in your profile in your account. You agree that all agreements, notices, disclosures and other communications that Royal Gemstone Design LLC (USA Closeout Group) provides to you in accordance with the prior sentence satisfy any legal requirement that such communications be in writing. Notice shall be deemed given (i) 24 hours after the notice is posted on the Site or an electronic message is sent, unless the sending party is notified that the message did not reach the recipient, or (ii) in the case of mailing, three days after the date of mailing. You agree that a printed version of these Terms &amp; Conditions and/or any notice given in electronic form shall be admissible in judicial or administrative proceedings based upon or relating to these Terms &amp; Conditions to the same extent and subject to the same conditions as other business documents and records originally generated and maintained in printed form.</text:p>
      <text:p text:style-name="P18"><text:bookmark text:name="caresidents"/>Notice for California Residents</text:p>
      <text:p text:style-name="P13"><text:span text:style-name="T3">Under California Civil Code Section 1789.3, California users are entitled to the following consumer rights notice: If you have a question or complaint regarding the Site, please send an email to </text:span><text:span text:style-name="T4">support@usacloseoutgroup.com</text:span><text:span text:style-name="T3">. You may also contact us by calling us at </text:span><text:span text:style-name="T4">(949)-345-0073</text:span><text:span text:style-name="T3">. California residents may reach the Complaint Assistance Unit of the Division of Consumer Services of the California Department of Consumer Affairs by mail at 1625 North Market Blvd., Sacramento, CA 95834, or by telephone at </text:span><text:a xlink:type="simple" xlink:href="tel://(916)%20445-1254" text:style-name="Internet_20_link" text:visited-style-name="Visited_20_Internet_20_Link"><text:span text:style-name="T1">(916) 445-1254</text:span></text:a><text:span text:style-name="T3"> or </text:span><text:a xlink:type="simple" xlink:href="tel://(800)%20952-5210" text:style-name="Internet_20_link" text:visited-style-name="Visited_20_Internet_20_Link"><text:span text:style-name="T1">(800) 952-5210</text:span></text:a><text:span text:style-name="T3">.</text:span></text:p>
      <text:p text:style-name="P18"><text:bookmark text:name="Arb"/>Arbitration Agreement<text:bookmark text:name="Arb2"/></text:p>
      <text:p text:style-name="P4">Please read this section carefully. Except as the Terms &amp; Conditions otherwise provide, you waive your rights to try any claim in court before a judge or jury and to bring or participate in any class, collective, or other representative action.</text:p>
      <text:list xml:id="list2211928154" text:style-name="L1">
        <text:list-item>
          <text:p text:style-name="P5">Agreement to Binding Arbitration</text:p>
        </text:list-item>
      </text:list>
      <text:p text:style-name="P1">You and Royal Gemstone Design LLC (USA Closeout Group) agree that in the event of any claim, dispute, or controversy (whether in contract, tort, statute, or otherwise) arising out of, relating to, or connected in any way with (1) the site or (2) the breach, enforcement, interpretation, application, or validity of these Terms &amp; Conditions, such <text:soft-page-break/>claim, dispute or controversy will be resolved exclusively by final and binding arbitration, except as otherwise set forth in these Terms &amp; Conditions (the “Arbitration Agreement”).</text:p>
      <text:list xml:id="list1407451691" text:style-name="L2">
        <text:list-item>
          <text:p text:style-name="P6">Exceptions to Arbitration</text:p>
        </text:list-item>
      </text:list>
      <text:p text:style-name="P1">Notwithstanding the foregoing, in lieu of arbitration: (1) either you or Royal Gemstone Design LLC (USA Closeout Group) can bring an individual claim in small claims court in the United States of America consistent with any applicable jurisdictional and monetary limits that may apply, provided that it is brought and maintained as an individual claim; and (2) you agree that you or Royal Gemstone Design LLC (USA Closeout Group) may bring suit in court to enjoin infringement or other misuse of intellectual property rights.</text:p>
      <text:list xml:id="list1322298719" text:style-name="L3">
        <text:list-item>
          <text:p text:style-name="P7">Jury Trial &amp; Class Action Waiver</text:p>
        </text:list-item>
      </text:list>
      <text:p text:style-name="P1">Except as the Terms &amp; Conditions otherwise provide, you and Royal Gemstone Design LLC (USA Closeout Group) acknowledge and agree that you are each waiving the right to a trial by jury. The parties further agree that any arbitration shall be conducted in their individual capacities and not as a class action or other representative action, and the parties expressly waive their right to file a class action or seek relief on a class basis. You and Royal Gemstone Design LLC (USA Closeout Group) may not be plaintiffs or class members in any purported class, collective, or representative proceeding, and may each bring claims against the other only in your or its individual capacity. The arbitrator may award declaratory or injunctive relief only on an individual basis and only to the extent necessary to provide relief warranted by the individual claim.</text:p>
      <text:p text:style-name="P1">If any court or arbitrator determines that any term in the immediately preceding paragraph is unenforceable for any reason as to any claim, then the Arbitration Agreement will be inapplicable to that claim, and that claim will instead proceed through litigation in court rather than by arbitration, but only after the conclusion of the arbitration of any claim or dispute that is subject to the Arbitration Agreement.</text:p>
      <text:list xml:id="list596852297" text:style-name="L4">
        <text:list-header>
          <text:p text:style-name="P17"><text:span text:style-name="T5">Miscellaneous</text:span></text:p>
        </text:list-header>
      </text:list>
      <text:p text:style-name="P19">These Terms &amp; Conditions, including policies and information linked from or incorporated herein or otherwise found on the Site, constitute the entire agreement between you and Royal Gemstone Design LLC (USA Closeout Group) with respect to the Site and supersede all prior or contemporaneous communications, agreements, and proposals with respect to the Site. No provision of these Terms &amp; Conditions shall be waived except pursuant to a writing executed by the party against whom the waiver is sought. No failure to exercise, partial exercise of, or delay in exercising any right or remedy under these Terms &amp; Conditions shall operate as a waiver or estoppel of any right, remedy, or condition. Except as provided in the Arbitration Agreement section, if any provision of these Terms &amp; Conditions is held invalid, illegal or unenforceable, the validity, legality and enforceability of the remaining provisions will not be affected or impaired. You may not assign, transfer, or sublicense any of your rights or obligations under these Terms &amp; Conditions without our express prior written consent. We will not be responsible for failure to fulfill any obligation due to causes beyond our control.</text:p>
      <text:list xml:id="list151232479358763" text:continue-numbering="true" text:style-name="L4">
        <text:list-header>
          <text:p text:style-name="P12"><text:span text:style-name="T6"/></text:p>
        </text:list-header>
      </text:list>
      <text:list xml:id="list1627071657" text:style-name="L5">
        <text:list-header>
          <text:p text:style-name="P3"/>
        </text:list-header>
      </text:list>
      <text:list xml:id="list1149120753" text:style-name="L7">
        <text:list-header>
          <text:p text:style-name="P11"/>
        </text:list-header>
      </text:list>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Helvetica for Target" svg:font-family="'Helvetica for Targe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9:52:00.318566140</meta:creation-date>
    <dc:date>2022-09-22T20:10:24.879968069</dc:date>
    <meta:editing-duration>PT4M25S</meta:editing-duration>
    <meta:editing-cycles>1</meta:editing-cycles>
    <meta:generator>LibreOffice/7.3.5.2$Linux_X86_64 LibreOffice_project/30$Build-2</meta:generator>
    <meta:document-statistic meta:table-count="0" meta:image-count="0" meta:object-count="0" meta:page-count="5" meta:paragraph-count="44" meta:word-count="2797" meta:character-count="17456" meta:non-whitespace-character-count="14706"/>
  </office:meta>
</office:document-meta>
</file>